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6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2445in"/>
    </style:style>
    <style:style style:name="co9" style:family="table-column">
      <style:table-column-properties fo:break-before="auto" style:column-width="1.2618in"/>
    </style:style>
    <style:style style:name="co10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0000"/>
    </style:style>
    <style:style style:name="ce32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dce6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dedce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3" table:default-cell-style-name="ce2"/>
        <table:table-column table:style-name="co4" table:default-cell-style-name="ce6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6"/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6"/>
        <table:table-column table:style-name="co3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6"/>
        <table:table-column table:style-name="co3" table:number-columns-repeated="1007" table:default-cell-style-name="ce2"/>
        <table:table-row table:style-name="ro1"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a</text:p>
          </table:table-cell>
          <table:table-cell table:style-name="ce7" office:value-type="string" calcext:value-type="string">
            <text:p>Instruction</text:p>
          </table:table-cell>
          <table:table-cell table:style-name="ce3" office:value-type="string" calcext:value-type="string">
            <text:p>Natural size</text:p>
          </table:table-cell>
          <table:table-cell table:style-name="ce7" office:value-type="string" calcext:value-type="string">
            <text:p>Instruction CB</text:p>
          </table:table-cell>
          <table:table-cell table:style-name="ce3" office:value-type="string" calcext:value-type="string">
            <text:p>Size CB</text:p>
          </table:table-cell>
          <table:table-cell table:style-name="ce3" office:value-type="string" calcext:value-type="string">
            <text:p>Instruction ED</text:p>
          </table:table-cell>
          <table:table-cell table:style-name="ce3" office:value-type="string" calcext:value-type="string">
            <text:p>Size ED</text:p>
          </table:table-cell>
          <table:table-cell table:style-name="ce7" office:value-type="string" calcext:value-type="string">
            <text:p>Instruction DD</text:p>
          </table:table-cell>
          <table:table-cell table:style-name="ce3" office:value-type="string" calcext:value-type="string">
            <text:p>Size DD</text:p>
          </table:table-cell>
          <table:table-cell table:style-name="ce3" office:value-type="string" calcext:value-type="string">
            <text:p>Instruction FD</text:p>
          </table:table-cell>
          <table:table-cell table:style-name="ce3" office:value-type="string" calcext:value-type="string">
            <text:p>Size FD</text:p>
          </table:table-cell>
          <table:table-cell table:style-name="ce7" office:value-type="string" calcext:value-type="string">
            <text:p>Instruction DDCB</text:p>
          </table:table-cell>
          <table:table-cell table:style-name="ce3" office:value-type="string" calcext:value-type="string">
            <text:p>Size DDCB</text:p>
          </table:table-cell>
          <table:table-cell table:style-name="ce7" office:value-type="string" calcext:value-type="string">
            <text:p>Instruction FDCB</text:p>
          </table:table-cell>
          <table:table-cell table:style-name="ce3" office:value-type="string" calcext:value-type="string">
            <text:p>Size FDCB</text:p>
          </table:table-cell>
          <table:table-cell table:style-name="ce7"/>
          <table:table-cell table:style-name="ce3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office:value-type="string" calcext:value-type="string">
            <text:p>LD BC,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LC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office:value-type="string" calcext:value-type="string">
            <text:p>LD (BC)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office:value-type="string" calcext:value-type="string">
            <text:p>INC 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office:value-type="string" calcext:value-type="string">
            <text:p>INC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office:value-type="string" calcext:value-type="string">
            <text:p>DEC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office:value-type="string" calcext:value-type="string">
            <text:p>LD B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C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LC (IX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LC (IY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office:value-type="string" calcext:value-type="string">
            <text:p>RL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office:value-type="string" calcext:value-type="string">
            <text:p>EX AF,AF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office:value-type="string" calcext:value-type="string">
            <text:p>ADD HL,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BC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B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office:value-type="string" calcext:value-type="string">
            <text:p>LD A,(B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office:value-type="string" calcext:value-type="string">
            <text:p>DEC 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office:value-type="string" calcext:value-type="string">
            <text:p>INC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office:value-type="string" calcext:value-type="string">
            <text:p>DEC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office:value-type="string" calcext:value-type="string">
            <text:p>LD C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C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RC (IX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RC (IY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office:value-type="string" calcext:value-type="string">
            <text:p>R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office:value-type="string" calcext:value-type="string">
            <text:p>DJ NZ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office:value-type="string" calcext:value-type="string">
            <text:p>LD DE,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L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office:value-type="string" calcext:value-type="string">
            <text:p>LD (DE)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office:value-type="string" calcext:value-type="string">
            <text:p>INC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office:value-type="string" calcext:value-type="string">
            <text:p>INC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office:value-type="string" calcext:value-type="string">
            <text:p>DEC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office:value-type="string" calcext:value-type="string">
            <text:p>LD D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L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L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office:value-type="string" calcext:value-type="string">
            <text:p>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office:value-type="string" calcext:value-type="string">
            <text:p>JR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office:value-type="string" calcext:value-type="string">
            <text:p>ADD HL,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DE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D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office:value-type="string" calcext:value-type="string">
            <text:p>LD A,(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office:value-type="string" calcext:value-type="string">
            <text:p>DEC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office:value-type="string" calcext:value-type="string">
            <text:p>INC 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office:value-type="string" calcext:value-type="string">
            <text:p>DEC 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office:value-type="string" calcext:value-type="string">
            <text:p>LD E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R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office:value-type="string" calcext:value-type="string">
            <text:p>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office:value-type="string" calcext:value-type="string">
            <text:p>JR NZ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table-cell office:value-type="string" calcext:value-type="string">
            <text:p>LD HL,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IX,nn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IY,nn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table-cell office:value-type="string" calcext:value-type="string">
            <text:p>LD (nn),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(nn),IX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(nn),IY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office:value-type="string" calcext:value-type="string">
            <text:p>INC 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INC <text:s/>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C <text:s/>IY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office:value-type="string" calcext:value-type="string">
            <text:p>INC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office:value-type="string" calcext:value-type="string">
            <text:p>DEC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office:value-type="string" calcext:value-type="string">
            <text:p>LD H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LA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SLA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style-name="ce11" office:value-type="string" calcext:value-type="string">
            <text:p>D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office:value-type="string" calcext:value-type="string">
            <text:p>JR Z,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A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office:value-type="string" calcext:value-type="string">
            <text:p>ADD HL,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office:value-type="string" calcext:value-type="string">
            <text:p>LD HL,(n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A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IX,(nn)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IY,(n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table-cell office:value-type="string" calcext:value-type="string">
            <text:p>DEC 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DEC 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C 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office:value-type="string" calcext:value-type="string">
            <text:p>INC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table-cell office:value-type="string" calcext:value-type="string">
            <text:p>DEC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office:value-type="string" calcext:value-type="string">
            <text:p>LD L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A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RA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SRA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table:style-name="ce11" office:value-type="string" calcext:value-type="string">
            <text:p>C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office:value-type="string" calcext:value-type="string">
            <text:p>JR NC 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office:value-type="string" calcext:value-type="string">
            <text:p>LD SP,n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office:value-type="string" calcext:value-type="string">
            <text:p>LD (nn),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office:value-type="string" calcext:value-type="string">
            <text:p>INC (H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INC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 (IY+d)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office:value-type="string" calcext:value-type="string">
            <text:p>DEC (H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DEC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C (IY+d)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office:value-type="string" calcext:value-type="string">
            <text:p>LD (HL),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LD (IX+d),n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(IY+d),n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style-name="ce11" office:value-type="string" calcext:value-type="string">
            <text:p>SC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office:value-type="string" calcext:value-type="string">
            <text:p>JR C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L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office:value-type="string" calcext:value-type="string">
            <text:p>ADD HL,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SP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SP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office:value-type="string" calcext:value-type="string">
            <text:p>LD A,(n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L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office:value-type="string" calcext:value-type="string">
            <text:p>DEC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office:value-type="string" calcext:value-type="string">
            <text:p>INC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office:value-type="string" calcext:value-type="string">
            <text:p>DEC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office:value-type="string" calcext:value-type="string">
            <text:p>LD A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L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RL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SL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style-name="ce11" office:value-type="string" calcext:value-type="string">
            <text:p>C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B,(C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C),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B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BC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EG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T 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 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 B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B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0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0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I,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C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C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B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BC,(nn)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T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LD C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C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1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1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R,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D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D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DE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 D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D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2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2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A,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E,(C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DE,(n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 2</text:p>
          </table:table-cell>
          <table:table-cell/>
          <table:table-cell office:value-type="string" calcext:value-type="string">
            <text:p>LD E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E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3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3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A,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style-name="ce13" office:value-type="string" calcext:value-type="string">
            <text:p>LD r,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BIT b,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H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H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HL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H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H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4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4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L,(C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H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DE,(n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L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L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5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5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L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SP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SP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D (IX+d),r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D (IY+d),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50" office:value-type="string" calcext:value-type="string">
            <text:p>BIT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A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A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SP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SP,(nn)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xxx</text:p>
          </table:table-cell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4" office:value-type="string" calcext:value-type="string">
            <text:p>LD A,(IX+d)</text:p>
          </table:table-cell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LD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D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ES 0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0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style-name="ce15" office:value-type="string" calcext:value-type="string">
            <text:p>ADD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style-name="ce15" office:value-type="string" calcext:value-type="string">
            <text:p>ADC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C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C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1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1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style-name="ce15" office:value-type="string" calcext:value-type="string">
            <text:p>SUB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style-name="ce15" office:value-type="string" calcext:value-type="string">
            <text:p>SBC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SUB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UB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2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2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SBC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BC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3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3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ES b,r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ND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D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4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4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style-name="ce30" office:value-type="string" calcext:value-type="string">
            <text:p>AND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XOR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XO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5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5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style-name="ce30" office:value-type="string" calcext:value-type="string">
            <text:p>OR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style-name="ce30" office:value-type="string" calcext:value-type="string">
            <text:p>XOR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T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OR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T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CP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)" office:value-type="string" office:string-value="C0" calcext:value-type="string">
            <text:p>C0</text:p>
          </table:table-cell>
          <table:table-cell office:value-type="string" calcext:value-type="string">
            <text:p>RET NZ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)" office:value-type="string" office:string-value="C1" calcext:value-type="string">
            <text:p>C1</text:p>
          </table:table-cell>
          <table:table-cell office:value-type="string" calcext:value-type="string">
            <text:p>POP B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)" office:value-type="string" office:string-value="C2" calcext:value-type="string">
            <text:p>C2</text:p>
          </table:table-cell>
          <table:table-cell office:value-type="string" calcext:value-type="string">
            <text:p>JP N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)" office:value-type="string" office:string-value="C3" calcext:value-type="string">
            <text:p>C3</text:p>
          </table:table-cell>
          <table:table-cell office:value-type="string" calcext:value-type="string">
            <text:p>JP 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)" office:value-type="string" office:string-value="C4" calcext:value-type="string">
            <text:p>C4</text:p>
          </table:table-cell>
          <table:table-cell office:value-type="string" calcext:value-type="string">
            <text:p>CALL N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)" office:value-type="string" office:string-value="C5" calcext:value-type="string">
            <text:p>C5</text:p>
          </table:table-cell>
          <table:table-cell office:value-type="string" calcext:value-type="string">
            <text:p>PUSH B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)" office:value-type="string" office:string-value="C6" calcext:value-type="string">
            <text:p>C6</text:p>
          </table:table-cell>
          <table:table-cell office:value-type="string" calcext:value-type="string">
            <text:p>ADD A,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ET 0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0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)" office:value-type="string" office:string-value="C7" calcext:value-type="string">
            <text:p>C7</text:p>
          </table:table-cell>
          <table:table-cell office:value-type="string" calcext:value-type="string">
            <text:p>RST 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)" office:value-type="string" office:string-value="C8" calcext:value-type="string">
            <text:p>C8</text:p>
          </table:table-cell>
          <table:table-cell office:value-type="string" calcext:value-type="string">
            <text:p>RET Z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)" office:value-type="string" office:string-value="C9" calcext:value-type="string">
            <text:p>C9</text:p>
          </table:table-cell>
          <table:table-cell office:value-type="string" calcext:value-type="string">
            <text:p>RET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)" office:value-type="string" office:string-value="CA" calcext:value-type="string">
            <text:p>CA</text:p>
          </table:table-cell>
          <table:table-cell office:value-type="string" calcext:value-type="string">
            <text:p>JP 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)" office:value-type="string" office:string-value="CB" calcext:value-type="string">
            <text:p>CB</text:p>
          </table:table-cell>
          <table:table-cell table:style-name="ce31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)" office:value-type="string" office:string-value="CC" calcext:value-type="string">
            <text:p>CC</text:p>
          </table:table-cell>
          <table:table-cell office:value-type="string" calcext:value-type="string">
            <text:p>CALL 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)" office:value-type="string" office:string-value="CD" calcext:value-type="string">
            <text:p>CD</text:p>
          </table:table-cell>
          <table:table-cell office:value-type="string" calcext:value-type="string">
            <text:p>CALL 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)" office:value-type="string" office:string-value="CE" calcext:value-type="string">
            <text:p>CE</text:p>
          </table:table-cell>
          <table:table-cell office:value-type="string" calcext:value-type="string">
            <text:p>ADC A,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1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1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)" office:value-type="string" office:string-value="CF" calcext:value-type="string">
            <text:p>CF</text:p>
          </table:table-cell>
          <table:table-cell office:value-type="string" calcext:value-type="string">
            <text:p>RST 8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)" office:value-type="string" office:string-value="D0" calcext:value-type="string">
            <text:p>D0</text:p>
          </table:table-cell>
          <table:table-cell office:value-type="string" calcext:value-type="string">
            <text:p>RET N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)" office:value-type="string" office:string-value="D1" calcext:value-type="string">
            <text:p>D1</text:p>
          </table:table-cell>
          <table:table-cell office:value-type="string" calcext:value-type="string">
            <text:p>POP DE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)" office:value-type="string" office:string-value="D2" calcext:value-type="string">
            <text:p>D2</text:p>
          </table:table-cell>
          <table:table-cell office:value-type="string" calcext:value-type="string">
            <text:p>JP N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)" office:value-type="string" office:string-value="D3" calcext:value-type="string">
            <text:p>D3</text:p>
          </table:table-cell>
          <table:table-cell office:value-type="string" calcext:value-type="string">
            <text:p>OUT (n),A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)" office:value-type="string" office:string-value="D4" calcext:value-type="string">
            <text:p>D4</text:p>
          </table:table-cell>
          <table:table-cell office:value-type="string" calcext:value-type="string">
            <text:p>CALL N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)" office:value-type="string" office:string-value="D5" calcext:value-type="string">
            <text:p>D5</text:p>
          </table:table-cell>
          <table:table-cell office:value-type="string" calcext:value-type="string">
            <text:p>PUSH DE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)" office:value-type="string" office:string-value="D6" calcext:value-type="string">
            <text:p>D6</text:p>
          </table:table-cell>
          <table:table-cell office:value-type="string" calcext:value-type="string">
            <text:p>SUB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24"/>
          <table:table-cell table:number-columns-repeated="5"/>
          <table:table-cell table:style-name="ce50" office:value-type="string" calcext:value-type="string">
            <text:p><text:span text:style-name="T1">SET</text:span> 2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2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)" office:value-type="string" office:string-value="D7" calcext:value-type="string">
            <text:p>D7</text:p>
          </table:table-cell>
          <table:table-cell office:value-type="string" calcext:value-type="string">
            <text:p>RST 16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T b,r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)" office:value-type="string" office:string-value="D8" calcext:value-type="string">
            <text:p>D8</text:p>
          </table:table-cell>
          <table:table-cell office:value-type="string" calcext:value-type="string">
            <text:p>RET 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)" office:value-type="string" office:string-value="D9" calcext:value-type="string">
            <text:p>D9</text:p>
          </table:table-cell>
          <table:table-cell office:value-type="string" calcext:value-type="string">
            <text:p>EXX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)" office:value-type="string" office:string-value="DA" calcext:value-type="string">
            <text:p>DA</text:p>
          </table:table-cell>
          <table:table-cell office:value-type="string" calcext:value-type="string">
            <text:p>JP 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)" office:value-type="string" office:string-value="DB" calcext:value-type="string">
            <text:p>DB</text:p>
          </table:table-cell>
          <table:table-cell office:value-type="string" calcext:value-type="string">
            <text:p>IN A,(n)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)" office:value-type="string" office:string-value="DC" calcext:value-type="string">
            <text:p>DC</text:p>
          </table:table-cell>
          <table:table-cell office:value-type="string" calcext:value-type="string">
            <text:p>CALL 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)" office:value-type="string" office:string-value="DD" calcext:value-type="string">
            <text:p>DD</text:p>
          </table:table-cell>
          <table:table-cell table:style-name="ce32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)" office:value-type="string" office:string-value="DE" calcext:value-type="string">
            <text:p>DE</text:p>
          </table:table-cell>
          <table:table-cell office:value-type="string" calcext:value-type="string">
            <text:p>SBC a,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3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3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)" office:value-type="string" office:string-value="DF" calcext:value-type="string">
            <text:p>DF</text:p>
          </table:table-cell>
          <table:table-cell office:value-type="string" calcext:value-type="string">
            <text:p>RST 24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)" office:value-type="string" office:string-value="E0" calcext:value-type="string">
            <text:p>E0</text:p>
          </table:table-cell>
          <table:table-cell office:value-type="string" calcext:value-type="string">
            <text:p>RET PO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)" office:value-type="string" office:string-value="E1" calcext:value-type="string">
            <text:p>E1</text:p>
          </table:table-cell>
          <table:table-cell office:value-type="string" calcext:value-type="string">
            <text:p>POP 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POP 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OP 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)" office:value-type="string" office:string-value="E2" calcext:value-type="string">
            <text:p>E2</text:p>
          </table:table-cell>
          <table:table-cell office:value-type="string" calcext:value-type="string">
            <text:p>JP PO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)" office:value-type="string" office:string-value="E3" calcext:value-type="string">
            <text:p>E3</text:p>
          </table:table-cell>
          <table:table-cell office:value-type="string" calcext:value-type="string">
            <text:p>EX (SP),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EX (SP),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X (SP),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)" office:value-type="string" office:string-value="E4" calcext:value-type="string">
            <text:p>E4</text:p>
          </table:table-cell>
          <table:table-cell office:value-type="string" calcext:value-type="string">
            <text:p>CALL PO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)" office:value-type="string" office:string-value="E5" calcext:value-type="string">
            <text:p>E5</text:p>
          </table:table-cell>
          <table:table-cell office:value-type="string" calcext:value-type="string">
            <text:p>PUSH 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PUSH 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USH 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)" office:value-type="string" office:string-value="E6" calcext:value-type="string">
            <text:p>E6</text:p>
          </table:table-cell>
          <table:table-cell office:value-type="string" calcext:value-type="string">
            <text:p>AND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4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4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)" office:value-type="string" office:string-value="E7" calcext:value-type="string">
            <text:p>E7</text:p>
          </table:table-cell>
          <table:table-cell office:value-type="string" calcext:value-type="string">
            <text:p>RST 32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)" office:value-type="string" office:string-value="E8" calcext:value-type="string">
            <text:p>E8</text:p>
          </table:table-cell>
          <table:table-cell office:value-type="string" calcext:value-type="string">
            <text:p>RET PE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)" office:value-type="string" office:string-value="E9" calcext:value-type="string">
            <text:p>E9</text:p>
          </table:table-cell>
          <table:table-cell office:value-type="string" calcext:value-type="string">
            <text:p>JP (HL)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JP (IX)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JP (IY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)" office:value-type="string" office:string-value="EA" calcext:value-type="string">
            <text:p>EA</text:p>
          </table:table-cell>
          <table:table-cell office:value-type="string" calcext:value-type="string">
            <text:p>JP PE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)" office:value-type="string" office:string-value="EB" calcext:value-type="string">
            <text:p>EB</text:p>
          </table:table-cell>
          <table:table-cell office:value-type="string" calcext:value-type="string">
            <text:p>EX DE,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)" office:value-type="string" office:string-value="EC" calcext:value-type="string">
            <text:p>EC</text:p>
          </table:table-cell>
          <table:table-cell office:value-type="string" calcext:value-type="string">
            <text:p>CALL PE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)" office:value-type="string" office:string-value="ED" calcext:value-type="string">
            <text:p>ED</text:p>
          </table:table-cell>
          <table:table-cell table:style-name="ce32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)" office:value-type="string" office:string-value="EE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5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5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)" office:value-type="string" office:string-value="EF" calcext:value-type="string">
            <text:p>EF</text:p>
          </table:table-cell>
          <table:table-cell office:value-type="string" calcext:value-type="string">
            <text:p>RST 4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)" office:value-type="string" office:string-value="F0" calcext:value-type="string">
            <text:p>F0</text:p>
          </table:table-cell>
          <table:table-cell office:value-type="string" calcext:value-type="string">
            <text:p>RET P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)" office:value-type="string" office:string-value="F1" calcext:value-type="string">
            <text:p>F1</text:p>
          </table:table-cell>
          <table:table-cell office:value-type="string" calcext:value-type="string">
            <text:p>POP AF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)" office:value-type="string" office:string-value="F2" calcext:value-type="string">
            <text:p>F2</text:p>
          </table:table-cell>
          <table:table-cell office:value-type="string" calcext:value-type="string">
            <text:p>JP P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)" office:value-type="string" office:string-value="F3" calcext:value-type="string">
            <text:p>F3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)" office:value-type="string" office:string-value="F4" calcext:value-type="string">
            <text:p>F4</text:p>
          </table:table-cell>
          <table:table-cell office:value-type="string" calcext:value-type="string">
            <text:p>CALL P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)" office:value-type="string" office:string-value="F5" calcext:value-type="string">
            <text:p>F5</text:p>
          </table:table-cell>
          <table:table-cell office:value-type="string" calcext:value-type="string">
            <text:p>PUSH AF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)" office:value-type="string" office:string-value="F6" calcext:value-type="string">
            <text:p>F6</text:p>
          </table:table-cell>
          <table:table-cell office:value-type="string" calcext:value-type="string">
            <text:p>OR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)" office:value-type="string" office:string-value="F7" calcext:value-type="string">
            <text:p>F7</text:p>
          </table:table-cell>
          <table:table-cell office:value-type="string" calcext:value-type="string">
            <text:p>RST 48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)" office:value-type="string" office:string-value="F8" calcext:value-type="string">
            <text:p>F8</text:p>
          </table:table-cell>
          <table:table-cell office:value-type="string" calcext:value-type="string">
            <text:p>RET M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)" office:value-type="string" office:string-value="F9" calcext:value-type="string">
            <text:p>F9</text:p>
          </table:table-cell>
          <table:table-cell office:value-type="string" calcext:value-type="string">
            <text:p>LD SP,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SP,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SP,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)" office:value-type="string" office:string-value="FA" calcext:value-type="string">
            <text:p>FA</text:p>
          </table:table-cell>
          <table:table-cell office:value-type="string" calcext:value-type="string">
            <text:p>JP M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)" office:value-type="string" office:string-value="FB" calcext:value-type="string">
            <text:p>FB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)" office:value-type="string" office:string-value="FC" calcext:value-type="string">
            <text:p>FC</text:p>
          </table:table-cell>
          <table:table-cell office:value-type="string" calcext:value-type="string">
            <text:p>CALL M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)" office:value-type="string" office:string-value="FD" calcext:value-type="string">
            <text:p>FD</text:p>
          </table:table-cell>
          <table:table-cell table:style-name="ce32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)" office:value-type="string" office:string-value="FE" calcext:value-type="string">
            <text:p>FE</text:p>
          </table:table-cell>
          <table:table-cell office:value-type="string" calcext:value-type="string">
            <text:p>CP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)" office:value-type="string" office:string-value="FF" calcext:value-type="string">
            <text:p>FF</text:p>
          </table:table-cell>
          <table:table-cell office:value-type="string" calcext:value-type="string">
            <text:p>RST 56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 table:number-rows-repeated="34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23:13:05.102969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09:30:37.812625447</meta:creation-date>
    <dc:date>2022-12-12T23:14:19.002087614</dc:date>
    <meta:editing-duration>PT3H32M40S</meta:editing-duration>
    <meta:editing-cycles>73</meta:editing-cycles>
    <meta:generator>LibreOffice/6.4.7.2$Linux_X86_64 LibreOffice_project/40$Build-2</meta:generator>
    <meta:document-statistic meta:table-count="1" meta:cell-count="1630" meta:object-count="0"/>
  </office:meta>
</office:document-meta>
</file>